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1e197" officeooo:paragraph-rsid="0011e197"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1e197" officeooo:paragraph-rsid="0011e19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1e197" officeooo:paragraph-rsid="00259cf8"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1e197" officeooo:paragraph-rsid="002abde2"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86d63" officeooo:paragraph-rsid="00186d6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86d63" officeooo:paragraph-rsid="001a615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86d63" officeooo:paragraph-rsid="001ed1e0"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86d63" officeooo:paragraph-rsid="0020fbd3"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86d63" officeooo:paragraph-rsid="00227ad7"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86d63" officeooo:paragraph-rsid="00259cf8"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186d63" officeooo:paragraph-rsid="002a3b09"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bold" officeooo:rsid="0011e197" officeooo:paragraph-rsid="0011e197"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186d63" officeooo:paragraph-rsid="00186d63"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6d63" officeooo:paragraph-rsid="00227ad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86d63" officeooo:paragraph-rsid="00259cf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paragraph-rsid="00186d6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paragraph-rsid="001a615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officeooo:paragraph-rsid="00186d63"/>
    </style:style>
    <style:style style:name="P20" style:family="paragraph" style:parent-style-name="Standard">
      <style:paragraph-properties fo:text-align="start" style:justify-single-word="false"/>
      <style:text-properties officeooo:paragraph-rsid="001a6158"/>
    </style:style>
    <style:style style:name="P21" style:family="paragraph" style:parent-style-name="Standard">
      <style:paragraph-properties fo:text-align="start" style:justify-single-word="false"/>
      <style:text-properties officeooo:paragraph-rsid="001ed1e0"/>
    </style:style>
    <style:style style:name="P22" style:family="paragraph" style:parent-style-name="Standard">
      <style:paragraph-properties fo:text-align="start" style:justify-single-word="false"/>
      <style:text-properties officeooo:paragraph-rsid="00227ad7"/>
    </style:style>
    <style:style style:name="P23" style:family="paragraph" style:parent-style-name="Standard">
      <style:paragraph-properties fo:text-align="start" style:justify-single-word="false"/>
      <style:text-properties officeooo:paragraph-rsid="00259cf8"/>
    </style:style>
    <style:style style:name="P24" style:family="paragraph" style:parent-style-name="Standard" style:list-style-name="L1">
      <style:paragraph-properties fo:text-align="start" style:justify-single-word="false"/>
      <style:text-properties fo:font-size="12pt" fo:font-weight="normal" officeooo:rsid="0011e197" officeooo:paragraph-rsid="0011e197" style:font-size-asian="12pt" style:font-weight-asian="normal" style:font-size-complex="12pt" style:font-weight-complex="normal"/>
    </style:style>
    <style:style style:name="P25" style:family="paragraph" style:parent-style-name="Standard" style:list-style-name="L5">
      <style:paragraph-properties fo:text-align="start" style:justify-single-word="false"/>
      <style:text-properties fo:font-size="12pt" fo:font-weight="normal" officeooo:rsid="0011e197" officeooo:paragraph-rsid="00259cf8"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fo:font-weight="normal" officeooo:rsid="00186d63" officeooo:paragraph-rsid="00186d63" style:font-size-asian="12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fo:font-size="12pt" fo:font-weight="normal" officeooo:rsid="00186d63" officeooo:paragraph-rsid="001a6158" style:font-size-asian="12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officeooo:rsid="00186d63" officeooo:paragraph-rsid="001ed1e0"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fo:font-size="12pt" fo:font-weight="normal" officeooo:rsid="00186d63" officeooo:paragraph-rsid="0020fbd3"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fo:font-weight="normal" officeooo:rsid="00186d63" officeooo:paragraph-rsid="00227ad7"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font-size="12pt" fo:font-weight="normal" officeooo:rsid="00186d63" officeooo:paragraph-rsid="00259cf8"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fo:font-size="12pt" fo:font-weight="normal" officeooo:rsid="00186d63" officeooo:paragraph-rsid="00259cf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86d63" officeooo:paragraph-rsid="00259cf8"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fo:font-size="12pt" fo:font-weight="normal" officeooo:rsid="002abde2" officeooo:paragraph-rsid="002abde2"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officeooo:rsid="0026af64" officeooo:paragraph-rsid="0026af64" style:font-size-asian="10.5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fo:font-size="12pt" fo:font-weight="bold" officeooo:rsid="0011e197" officeooo:paragraph-rsid="00259cf8" style:font-size-asian="12pt" style:font-weight-asian="bold" style:font-size-complex="12pt" style:font-weight-complex="bold"/>
    </style:style>
    <style:style style:name="P37" style:family="paragraph" style:parent-style-name="Standard" style:list-style-name="L4">
      <style:paragraph-properties fo:text-align="start" style:justify-single-word="false"/>
      <style:text-properties fo:font-size="12pt" fo:font-weight="bold" officeooo:rsid="0011e197" officeooo:paragraph-rsid="002abde2" style:font-size-asian="12pt" style:font-weight-asian="bold" style:font-size-complex="12pt" style:font-weight-complex="bold"/>
    </style:style>
    <style:style style:name="P38" style:family="paragraph" style:parent-style-name="Standard" style:list-style-name="L4">
      <style:paragraph-properties fo:text-align="start" style:justify-single-word="false"/>
      <style:text-properties fo:font-size="12pt" fo:font-weight="bold" officeooo:rsid="002abde2" officeooo:paragraph-rsid="002abde2" style:font-size-asian="12pt" style:font-weight-asian="bold" style:font-size-complex="12pt" style:font-weight-complex="bold"/>
    </style:style>
    <style:style style:name="P39" style:family="paragraph" style:parent-style-name="Standard" style:list-style-name="L1">
      <style:paragraph-properties fo:text-align="start" style:justify-single-word="false"/>
      <style:text-properties fo:font-size="14pt" fo:font-weight="normal" officeooo:rsid="0011e197" officeooo:paragraph-rsid="0011e197" style:font-size-asian="14pt" style:font-weight-asian="normal" style:font-size-complex="14pt" style:font-weight-complex="normal"/>
    </style:style>
    <style:style style:name="P40" style:family="paragraph" style:parent-style-name="Standard" style:list-style-name="L3">
      <style:paragraph-properties fo:text-align="start" style:justify-single-word="false"/>
      <style:text-properties fo:font-size="14pt" fo:font-weight="bold" officeooo:rsid="00186d63" officeooo:paragraph-rsid="00227ad7" style:font-size-asian="14pt" style:font-weight-asian="bold" style:font-size-complex="14pt" style:font-weight-complex="bold"/>
    </style:style>
    <style:style style:name="P41" style:family="paragraph" style:parent-style-name="Standard" style:list-style-name="L3">
      <style:paragraph-properties fo:text-align="start" style:justify-single-word="false"/>
      <style:text-properties fo:font-size="14pt" fo:font-weight="bold" officeooo:rsid="00186d63" officeooo:paragraph-rsid="00259cf8"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bold" officeooo:rsid="00186d63" officeooo:paragraph-rsid="00186d63"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303a56" officeooo:paragraph-rsid="00303a56"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abde2" style:font-weight-asian="normal" style:font-weight-complex="normal"/>
    </style:style>
    <style:style style:name="T3" style:family="text">
      <style:text-properties fo:font-weight="normal" officeooo:rsid="002b43da" style:font-weight-asian="normal" style:font-weight-complex="normal"/>
    </style:style>
    <style:style style:name="T4" style:family="text">
      <style:text-properties fo:font-weight="normal" officeooo:rsid="002d2289"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86d63" style:font-size-asian="12pt" style:font-weight-asian="normal" style:font-size-complex="12pt" style:font-weight-complex="normal"/>
    </style:style>
    <style:style style:name="T7" style:family="text">
      <style:text-properties fo:font-size="12pt" fo:font-weight="normal" officeooo:rsid="001d30d9" style:font-size-asian="12pt" style:font-weight-asian="normal" style:font-size-complex="12pt" style:font-weight-complex="normal"/>
    </style:style>
    <style:style style:name="T8" style:family="text">
      <style:text-properties fo:font-size="12pt" fo:font-weight="normal" officeooo:rsid="001ed1e0" style:font-size-asian="12pt" style:font-weight-asian="normal" style:font-size-complex="12pt" style:font-weight-complex="normal"/>
    </style:style>
    <style:style style:name="T9" style:family="text">
      <style:text-properties fo:font-size="12pt" fo:font-weight="normal" officeooo:rsid="00242159" style:font-size-asian="12pt" style:font-weight-asian="normal" style:font-size-complex="12pt" style:font-weight-complex="normal"/>
    </style:style>
    <style:style style:name="T10" style:family="text">
      <style:text-properties fo:font-size="12pt" fo:font-weight="normal" officeooo:rsid="002528f2"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186d63" style:font-size-asian="12pt" style:font-weight-asian="normal" style:font-size-complex="12pt"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officeooo:rsid="002a3b09"/>
    </style:style>
    <style:style style:name="T14" style:family="text">
      <style:text-properties officeooo:rsid="002abde2"/>
    </style:style>
    <style:style style:name="T15" style:family="text">
      <style:text-properties officeooo:rsid="002b43da"/>
    </style:style>
    <style:style style:name="T16" style:family="text">
      <style:text-properties officeooo:rsid="002d2289"/>
    </style:style>
    <style:style style:name="T17" style:family="text">
      <style:text-properties officeooo:rsid="002fda5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 Paweł Jan Piskorz</text:p>
      <text:p text:style-name="P2">ul. Krakowska 55</text:p>
      <text:p text:style-name="P2">31-066 Kraków</text:p>
      <text:p text:style-name="P2"/>
      <text:p text:style-name="P3"/>
      <text:p text:style-name="P3">WYKSZTAŁCENIE</text:p>
      <text:p text:style-name="P3"/>
      <text:p text:style-name="P3">Wydział Chemii, Uniwersytet Jagielloński, Kraków</text:p>
      <text:p text:style-name="P13"/>
      <text:list text:style-name="L1">
        <text:list-item>
          <text:p text:style-name="P24">doktor nauk chemicznych, czerwiec 1995</text:p>
        </text:list-item>
        <text:list-item>
          <text:p text:style-name="P24">studia dzienne doktoranckie chemii, październik 1989 - maj 1995</text:p>
        </text:list-item>
        <text:list-item>
          <text:p text:style-name="P24">magister chemii, czerwiec 1988 </text:p>
        </text:list-item>
        <text:list-item>
          <text:p text:style-name="P24">studia dzienne magisterskie chemii, październik 1983 – czerwiec 1988 </text:p>
          <text:p text:style-name="P39"/>
        </text:list-item>
      </text:list>
      <text:p text:style-name="P3">XII Liceum Ogólnokształcące, Kraków</text:p>
      <text:list text:style-name="L2">
        <text:list-item>
          <text:p text:style-name="P35">nauka w klasie o profilu matematyczno-fizycznym z językiem angielskim, <text:span text:style-name="T15">wrzesień 1979-czerwiec 1988</text:span></text:p>
        </text:list-item>
      </text:list>
      <text:p text:style-name="P2"/>
      <text:p text:style-name="P6"><text:span text:style-name="T17">WYBRANE </text:span>DOŚWIADCZENIE ZAWODOWE</text:p>
      <text:p text:style-name="P6"/>
      <text:p text:style-name="P43">Autor aplikacji w technologii WWW: szybko działających galerii zdjęciowych z użyciem języka JavaScript; systemu drzewa szybkiego dostępu do dowolnych plików takich jak PDF, MP4; aplikacji z udziałem serwerów SQL</text:p>
      <text:p text:style-name="P6"/>
      <text:p text:style-name="P6">Nauczyciel chemii i matematyki</text:p>
      <text:p text:style-name="P6">Buki.org, Kraków, wrzesień 2019 – czerwiec 2020</text:p>
      <text:p text:style-name="P6"/>
      <text:list xml:id="list2608987134" text:style-name="L3">
        <text:list-item>
          <text:p text:style-name="P26">Prowadzenie z uczniami zajęć online, przygotowywanie do matury rozszerzonej z chemii oraz do egzaminu ósmoklasisty</text:p>
          <text:p text:style-name="P26"/>
        </text:list-item>
      </text:list>
      <text:p text:style-name="P6"><text:span text:style-name="T12">Środowisko Techniczne</text:span><text:span text:style-name="T5">: MacBook Pro, OS X, Skype, iPhone </text:span></text:p>
      <text:p text:style-name="P14"/>
      <text:p text:style-name="P6"/>
      <text:p text:style-name="P6">Deweloper Aplikacji Internetowych w Technologii Ruby on Rails </text:p>
      <text:p text:style-name="P6">Service Steel Warehouse, Houston, Texas – praca zdalna z Erie, Colorado, kwiecień 2014 – październik 2016 </text:p>
      <text:p text:style-name="P6"/>
      <text:list xml:id="list143145504705522" text:continue-numbering="true" text:style-name="L3">
        <text:list-item>
          <text:p text:style-name="P26">Rozwijanie aplikacji WWW w technologii Ruby on Rails, <text:span text:style-name="T16">HAML</text:span>, JavaScript, JSON, AJAX, CSS, Sass, SQL do zarządzania hurtownią </text:p>
          <text:p text:style-name="P26"/>
        </text:list-item>
      </text:list>
      <text:p text:style-name="P19"><text:span text:style-name="T11">Środowisko Techniczne</text:span><text:span text:style-name="T6">: MacBook Pro, OS X, Slack, iPhone, </text:span><text:span text:style-name="T5">Ruby on Rails na Mac OS X vagrant, git, PostgreSQL, Sass, CSS, Haml, bootstrap, chart.js, jQuery, </text:span><text:span text:style-name="T7">JavaScript - </text:span><text:span text:style-name="T8">ECMAS</text:span><text:span text:style-name="T10">cript</text:span></text:p>
      <text:p text:style-name="P17"/>
      <text:p text:style-name="P7">Kontroler Operacji Komputerowych </text:p>
      <text:p text:style-name="P7">Insight Global w IBM, Boulder, Colorado, lipiec 2011- kwiecień 2014 <text:s/></text:p>
      <text:p text:style-name="P7"/>
      <text:list xml:id="list143146760192475" text:continue-numbering="true" text:style-name="L3">
        <text:list-item>
          <text:p text:style-name="P27">Rola ta była odpowiedzialna za monitorowanie, kontrolowanie i sterowanie złożonych <text:soft-page-break/>systemów komputerowych, sieci, aplikacji i systemów rozproszonych w środowisku wielu dostawców. </text:p>
          <text:p text:style-name="P27"/>
        </text:list-item>
      </text:list>
      <text:p text:style-name="P20"><text:span text:style-name="T11">Środowisko Techniczne</text:span><text:span text:style-name="T6">: Windows Server 2003, AIX UNIX, </text:span><text:span text:style-name="T7">narzędzia </text:span><text:span text:style-name="T6">Tivoli </text:span><text:span text:style-name="T7">do monitorowania systemów komputerowych</text:span><text:span text:style-name="T6">, </text:span><text:span text:style-name="T7">systemy zamówień </text:span><text:span text:style-name="T6">Maximo, Cognos, Linux Redhat 6, Windows 7 </text:span></text:p>
      <text:p text:style-name="P18"/>
      <text:p text:style-name="P18"/>
      <text:p text:style-name="P8">Deweloper Aplikacji Internetowych </text:p>
      <text:p text:style-name="P8">Wall Street On Demand, Boulder, Colorado, sierpień 2006 - sierpień 2007 <text:s text:c="2"/></text:p>
      <text:p text:style-name="P8"/>
      <text:list xml:id="list143146490179347" text:continue-numbering="true" text:style-name="L3">
        <text:list-item>
          <text:p text:style-name="P28">Kodowanie internetowych aplikacji finansowych z JavaScript, CSS, XHTML, serwerem wykresów dla amerykańskich firm z listy Fortune 500 i banków kanadyjskich </text:p>
        </text:list-item>
        <text:list-item>
          <text:p text:style-name="P28">Wdrażanie nowoczesnych projektów interfejsu użytkownika wykorzystujących technologię AJAX, zdarzenia JavaScript i DOM z technologią ASP / JScript </text:p>
          <text:p text:style-name="P28"/>
        </text:list-item>
      </text:list>
      <text:p text:style-name="P21"><text:span text:style-name="T11">Środowisko Techniczne</text:span><text:span text:style-name="T6">: Win XP Professional SP2, MS Office 2003 Professional, MS Windows Server, TopStyle, Adobe Photoshop, Notepad++ </text:span></text:p>
      <text:p text:style-name="P18"/>
      <text:p text:style-name="P9">Administrator Systemów Komputerowych i Deweloper Stron Internetowych </text:p>
      <text:p text:style-name="P9">Jared Polis Foundation i JPS International, Boulder, <text:span text:style-name="T15">C</text:span>olorado, październik 2004 - kwiecień 2006 <text:s text:c="2"/></text:p>
      <text:p text:style-name="P9"/>
      <text:list xml:id="list143146740823114" text:continue-numbering="true" text:style-name="L3">
        <text:list-item>
          <text:p text:style-name="P29">Planowanie, budowanie, konfigurowanie i zarządzanie sieciami LAN, sieciami VLAN, mobilną siecią WLAN, programowanie routerów i przełączników Cisco <text:s text:c="2"/></text:p>
        </text:list-item>
        <text:list-item>
          <text:p text:style-name="P29">Zapewnianie obsługi stacji roboczych <text:span text:style-name="T16">PC MS Windows </text:span>dla użytkowników w dwóch lokalizacjach biurowych</text:p>
          <text:p text:style-name="P29"/>
        </text:list-item>
      </text:list>
      <text:p text:style-name="P22"><text:span text:style-name="T11">Środowisko Techniczne</text:span><text:span text:style-name="T6">: Win XP Professional SP2, MS Office 2003 Professional, MS Windows 2000 Server, MS Windows 2003 Server SP1, MS Exchange Server 2003 SP2, BSD Unix 4.11, Qmail, Retrospect 6.5, Macromedia Dreamweaver MX, TopStyle, Adobe Photoshop 7/CS, Adobe Acrobat 6/7, Cisco Catalyst 2900 XL, 2950 switches, Cisco 2600 routers </text:span></text:p>
      <text:p text:style-name="P15"/>
      <text:p text:style-name="P10">Programista Baz Danych oraz Programista Komputerowy Analityk II <text:s/></text:p>
      <text:p text:style-name="P10">State of Florida Department of Environmental Protection (DEP), Stanowy Departament Ochrony Środowiska Florydy (www.dep.state.fl.us) Tallahassee, Florida, sierpień 1999 – luty 2004 <text:s text:c="3"/></text:p>
      <text:p text:style-name="P10"/>
      <text:list xml:id="list143145903205791" text:continue-numbering="true" text:style-name="L3">
        <text:list-item>
          <text:p text:style-name="P30">Analizowanie, projektowanie, opracowywanie i administrowanie aplikacji baz danych Oracle dla programów ochrony środowiska <text:s text:c="3"/></text:p>
        </text:list-item>
        <text:list-item>
          <text:p text:style-name="P30">Kodowanie stron internetowych zgodnie z standardami World Wide Web Consortium (W3C) (www.w3.org) i Section 508 (www.section508.gov) pod kątem dostępności, użyteczności i zgodności z przeglądarką </text:p>
        </text:list-item>
        <text:list-item>
          <text:p text:style-name="P30">Zarządzanie projektami raportowania Oracle jako analityk, architekt GUI oraz programista WWW i baz danych </text:p>
        </text:list-item>
        <text:list-item>
          <text:p text:style-name="P40"><text:span text:style-name="T5">Autorstwo, zaprojektowanie i zaprogramowanie nagrodzonych przez gubernatora stanu systemów baz danych </text:span><text:span text:style-name="T9">MS Access oraz MS PowerPoint </text:span><text:span text:style-name="T5">do zarządzania materiałami pochodzącymi z recyklingu w stanie Floryda </text:span></text:p>
          <text:p text:style-name="P30"/>
        </text:list-item>
      </text:list>
      <text:p text:style-name="P22"><text:span text:style-name="T11">Środowisko Techniczne</text:span><text:span text:style-name="T6">: Win XP, CygWin32, Oracle 7/8/8i/9i, MS Office, SQL </text:span><text:span text:style-name="T10">Plus, SQL </text:span><text:span text:style-name="T6">Navigator, MS Front Page 2002, MS Access 97/2002, Adobe Photoshop 7, Macromedia Flash MX, </text:span><text:soft-page-break/><text:span text:style-name="T6">MS Visual Studio, Macromedia Home Site 5, and TopStyle</text:span></text:p>
      <text:p text:style-name="P15"/>
      <text:p text:style-name="P15"/>
      <text:p text:style-name="P15"/>
      <text:p text:style-name="P11"/>
      <text:p text:style-name="P11">Postdoktoralny Badacz w Dziedzinie Chemii Obliczeniowej <text:s text:c="2"/></text:p>
      <text:p text:style-name="P12">Supercomputer Computations Research Institute of Florida State Universi<text:span text:style-name="T13">ty</text:span> and US Department of Energy, Instytut Badań Obliczeń Superkomputerowych Uniwersytetu Stanu Floryda oraz Departamentu Energii USA, Tallahassee, Florida, czerwiec 1995 - marzec 1998 <text:s text:c="4"/></text:p>
      <text:p text:style-name="P11"/>
      <text:list xml:id="list143147365805820" text:continue-numbering="true" text:style-name="L3">
        <text:list-item>
          <text:p text:style-name="P31">Analizowanie, projektowanie, opracowywanie i administrowanie aplikacji baz danych Oracle dla programów ochrony środowiska <text:s text:c="3"/></text:p>
        </text:list-item>
        <text:list-item>
          <text:p text:style-name="P31">Kodowanie stron internetowych zgodnie z standardami World Wide Web Consortium (W3C) (www.w3.org) i Section 508 (www.section508.gov) pod kątem dostępności, użyteczności i zgodności z przeglądarką </text:p>
        </text:list-item>
        <text:list-item>
          <text:p text:style-name="P31">Zarządzanie projektami raportowania Oracle jako analityk, architekt GUI oraz programista WWW i baz danych </text:p>
        </text:list-item>
        <text:list-item>
          <text:p text:style-name="P41"><text:span text:style-name="T5">Autorstwo, zaprojektowanie i zaprogramowanie nagrodzonych przez gubernatora stanu systemów baz danych </text:span><text:span text:style-name="T9">MS Access oraz MS PowerPoint </text:span><text:span text:style-name="T5">do zarządzania materiałami pochodzącymi z recyklingu w stanie Floryda </text:span></text:p>
          <text:p text:style-name="P31"/>
        </text:list-item>
      </text:list>
      <text:p text:style-name="P23"><text:span text:style-name="T11">Środowisko Techniczne</text:span><text:span text:style-name="T6">: Win XP, CygWin32, Oracle 7/8/8i/9i, MS Office, SQL </text:span><text:span text:style-name="T10">Plus, SQL </text:span><text:span text:style-name="T6">Navigator, MS Front Page 2002, MS Access 97/2002, Adobe Photoshop 7, Macromedia Flash MX, MS Visual Studio, Macromedia Home Site 5, TopStyle</text:span></text:p>
      <text:p text:style-name="P16"/>
      <text:p text:style-name="P4">STYPENDIA </text:p>
      <text:p text:style-name="P4"/>
      <text:p text:style-name="P4">Stypendium Federalnego Ministerstwa Nauki i Badań Austrii</text:p>
      <text:p text:style-name="P4">Uniwersytet w Wiedniu, Instytut Chemii Teoretycznej, Wydział Chemii, wrzesień 1991- czerwiec 1992 </text:p>
      <text:list xml:id="list572901362" text:style-name="L4">
        <text:list-item>
          <text:p text:style-name="P36"><text:span text:style-name="T1">Prowadzenie badań obejmujących obliczenia superkomputerowe związanych wodorowo dimerów uracylu i jego pochodnych</text:span> </text:p>
        </text:list-item>
      </text:list>
      <text:p text:style-name="P4">Stypendium TEMPUS Unii Europejskiej </text:p>
      <text:p text:style-name="P4">Katolicki Uniwersytet Leuven, Leuven, Belgia, Wydział Chemii, czerwiec 1992- wrzesień 1992 </text:p>
      <text:list text:style-name="L5">
        <text:list-item>
          <text:p text:style-name="P25">Prowadzenie badań obejmujących studia teoretyczne spektroskopii oscylacyjnej związanych wodorowo dimerów uracylu i jego pochodnych </text:p>
        </text:list-item>
        <text:list-item>
          <text:p text:style-name="P32">Poznawanie systemu operacyjnego UNIX oraz wykorzystania sieci komputerowych</text:p>
        </text:list-item>
      </text:list>
      <text:p text:style-name="P16"/>
      <text:p text:style-name="P5"><text:span text:style-name="T14">JĘZYKI OBCE</text:span> </text:p>
      <text:p text:style-name="P5"/>
      <text:list xml:id="list143146418995184" text:continue-list="list572901362" text:style-name="L4">
        <text:list-item>
          <text:p text:style-name="P37"><text:span text:style-name="T2">angielski: biegle w mowie i piśmie; po </text:span><text:span text:style-name="T3">zdanym </text:span><text:span text:style-name="T2">egzaminie TOEFL (Test of English as a Foreign Language – </text:span><text:span text:style-name="T3">Test Języka Angielskiego jako Języka Obcego</text:span><text:span text:style-name="T2">)</text:span></text:p>
        </text:list-item>
        <text:list-item>
          <text:p text:style-name="P38"><text:span text:style-name="T1">niemiecki: dobra znajomość w mowie i piśmie; </text:span><text:span text:style-name="T4">po egzaminie końcowym kursu dla zaawansowanych</text:span></text:p>
        </text:list-item>
        <text:list-item>
          <text:p text:style-name="P34">rosyjski: znajomość podstaw język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7-21T14:30:32.489000000</dc:date>
    <meta:editing-duration>PT1H47M51S</meta:editing-duration>
    <meta:editing-cycles>28</meta:editing-cycles>
    <meta:document-statistic meta:table-count="0" meta:image-count="0" meta:object-count="0" meta:page-count="3" meta:paragraph-count="69" meta:word-count="843" meta:character-count="6342" meta:non-whitespace-character-count="5527"/>
  </office:meta>
</office:document-meta>
</file>